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GPHLO+TimesNewRomanPS-ItalicMT" svg:font-family="AGPHLO+TimesNewRomanPS-ItalicMT" style:font-family-generic="roman"/>
    <style:font-face style:name="AGPHMK+TimesNewRomanPSMT" svg:font-family="AGPHMK+TimesNewRomanPSMT" style:font-family-generic="roman"/>
    <style:font-face style:name="AGPHOM+Georgia" svg:font-family="AGPHOM+Georgia" style:font-family-generic="roman"/>
    <style:font-face style:name="AGPHPI+Georgia-Bold" svg:font-family="AGPHPI+Georgia-Bold" style:font-family-generic="roman"/>
    <style:font-face style:name="AGPHPK+Georgia-Italic" svg:font-family="AGPHPK+Georgia-Italic" style:font-family-generic="roman"/>
    <style:font-face style:name="AGPKFJ+Georgia-BoldItalic" svg:font-family="AGPKFJ+Georgia-BoldItalic"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fo:color="#000000" style:font-name="AGPHPI+Georgia-Bold" fo:font-size="10pt" style:font-name-asian="AGPHPI+Georgia-Bold" style:font-size-asian="10pt" style:font-name-complex="AGPHPI+Georgia-Bold" style:font-size-complex="10pt"/>
    </style:style>
    <style:style style:name="P2" style:family="paragraph" style:parent-style-name="Standard" style:list-style-name="">
      <style:paragraph-properties fo:text-align="start" style:justify-single-word="false" style:text-autospace="none"/>
      <style:text-properties fo:color="#000000" style:font-name="AGPHOM+Georgia" fo:font-size="12pt" style:font-name-asian="AGPHOM+Georgia" style:font-size-asian="12pt" style:font-name-complex="AGPHOM+Georgia" style:font-size-complex="12pt"/>
    </style:style>
    <style:style style:name="P3" style:family="paragraph" style:parent-style-name="Standard" style:list-style-name="">
      <style:paragraph-properties fo:text-align="start" style:justify-single-word="false" style:text-autospace="none"/>
    </style:style>
    <style:style style:name="P4" style:family="paragraph" style:parent-style-name="Standard" style:list-style-name="L1">
      <style:paragraph-properties fo:text-align="start" style:justify-single-word="false" style:text-autospace="none"/>
    </style:style>
    <style:style style:name="P5" style:family="paragraph" style:parent-style-name="Standard" style:list-style-name="L2">
      <style:paragraph-properties fo:text-align="start" style:justify-single-word="false" style:text-autospace="none"/>
    </style:style>
    <style:style style:name="P6" style:family="paragraph" style:parent-style-name="Standard" style:list-style-name="L2">
      <style:paragraph-properties fo:margin-left="2.501cm" fo:margin-right="0cm" fo:text-align="start" style:justify-single-word="false" fo:text-indent="-0.635cm" style:auto-text-indent="false" style:text-autospace="none"/>
    </style:style>
    <style:style style:name="P7" style:family="paragraph" style:parent-style-name="Text_20_body" style:list-style-name="">
      <style:paragraph-properties fo:text-align="start" style:justify-single-word="false" style:text-autospace="none"/>
    </style:style>
    <style:style style:name="P8" style:family="paragraph" style:parent-style-name="Text_20_body" style:list-style-name="L3">
      <style:text-properties style:font-name="Arial" fo:font-size="12pt" style:font-size-asian="12pt" style:font-size-complex="12pt"/>
    </style:style>
    <style:style style:name="P9" style:family="paragraph" style:parent-style-name="Text_20_body" style:list-style-name="L3">
      <style:paragraph-properties fo:margin-top="0cm" fo:margin-bottom="0cm"/>
      <style:text-properties style:font-name="Arial" fo:font-size="12pt" style:font-size-asian="12pt" style:font-size-complex="12pt"/>
    </style:style>
    <style:style style:name="P10" style:family="paragraph" style:parent-style-name="Heading_20_2">
      <style:text-properties fo:color="#000080"/>
    </style:style>
    <style:style style:name="T1" style:family="text">
      <style:text-properties style:font-name="AGPHOM+Georgia" fo:font-size="12pt" style:font-name-asian="AGPHOM+Georgia" style:font-size-asian="12pt" style:font-name-complex="AGPHOM+Georgia" style:font-size-complex="12pt"/>
    </style:style>
    <style:style style:name="T2" style:family="text">
      <style:text-properties style:font-name="AGPKFJ+Georgia-BoldItalic" fo:font-size="12pt" style:font-name-asian="AGPKFJ+Georgia-BoldItalic" style:font-size-asian="12pt" style:font-name-complex="AGPKFJ+Georgia-BoldItalic" style:font-size-complex="12pt"/>
    </style:style>
    <style:style style:name="T3" style:family="text">
      <style:text-properties style:font-name="AGPHPK+Georgia-Italic" fo:font-size="12pt" style:font-name-asian="AGPHPK+Georgia-Italic" style:font-size-asian="12pt" style:font-name-complex="AGPHPK+Georgia-Italic" style:font-size-complex="12pt"/>
    </style:style>
    <style:style style:name="T4" style:family="text">
      <style:text-properties fo:color="#000000" style:font-name="AGPHOM+Georgia" fo:font-size="12pt" style:font-name-asian="AGPHOM+Georgia" style:font-size-asian="12pt" style:font-name-complex="AGPHOM+Georgia" style:font-size-complex="12pt"/>
    </style:style>
    <style:style style:name="T5" style:family="text">
      <style:text-properties fo:color="#000000" style:font-name="AGPHOM+Georgia" fo:font-size="12pt" fo:font-weight="bold" style:font-name-asian="AGPHOM+Georgia" style:font-size-asian="12pt" style:font-weight-asian="bold" style:font-name-complex="AGPHOM+Georgia" style:font-size-complex="12pt" style:font-weight-complex="bold"/>
    </style:style>
    <style:style style:name="T6" style:family="text">
      <style:text-properties fo:color="#000000" style:font-name="AGPHOM+Georgia" style:font-name-asian="AGPHOM+Georgia" style:font-name-complex="AGPHOM+Georgia"/>
    </style:style>
    <style:style style:name="T7" style:family="text">
      <style:text-properties fo:color="#000000" fo:font-size="12pt" style:font-name-asian="AGPHOM+Georgia" style:font-size-asian="12pt" style:font-name-complex="AGPHOM+Georgia" style:font-size-complex="12pt"/>
    </style:style>
    <style:style style:name="T8" style:family="text">
      <style:text-properties fo:color="#000000" style:font-name-asian="AGPHOM+Georgia" style:font-name-complex="AGPHOM+Georgia"/>
    </style:style>
    <style:style style:name="T9" style:family="text">
      <style:text-properties fo:color="#000000" style:font-name="Arial" fo:font-size="12pt" style:font-name-asian="AGPHOM+Georgia" style:font-size-asian="12pt" style:font-name-complex="AGPHOM+Georgia" style:font-size-complex="12pt"/>
    </style:style>
    <style:style style:name="T10" style:family="text">
      <style:text-properties fo:color="#000080" style:font-name="AGPHOM+Georgia" fo:font-size="12pt" fo:font-weight="bold" style:font-name-asian="AGPHOM+Georgia" style:font-size-asian="12pt" style:font-weight-asian="bold" style:font-name-complex="AGPHOM+Georgia" style:font-size-complex="12pt" style:font-weight-complex="bold"/>
    </style:style>
    <style:style style:name="T11" style:family="text">
      <style:text-properties fo:color="#000080" style:font-name="AGPHOM+Georgia" fo:font-size="12pt" style:font-name-asian="AGPHOM+Georgia" style:font-size-asian="12pt" style:font-name-complex="AGPHOM+Georgia"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Parámetros para caracterización de prestaciones</text:h>
      <text:p text:style-name="P2"/>
      <text:p text:style-name="P2">Existen varias magnitudes que determinan las prestaciones de las distintas unidades que componen una computadora: </text:p>
      <text:list xml:id="list1987357922" text:style-name="L1">
        <text:list-item>
          <text:p text:style-name="P4"><text:span text:style-name="T10">Capacidad de almacenamiento</text:span><text:span text:style-name="T4">. Se refiere a las posibilidades de una unidad para almacenar datos o instrucciones de forma temporal o fija. La capacidad de la memoria principal y dispositivos de memoria masiva se da en bytes (MB, GB, TB, etc.).</text:span></text:p>
        </text:list-item>
        <text:list-item>
          <text:p text:style-name="P4"><text:span text:style-name="T10">Tiempo de acceso</text:span><text:span text:style-name="T4">. Tiempo requerido para las operaciones de lectura y escritura en un dispositivo de almacenamiento. </text:span></text:p>
        </text:list-item>
        <text:list-item>
          <text:p text:style-name="P4"><text:span text:style-name="T10">Longitud de palabra</text:span><text:span text:style-name="T4">. Es el número de bits de la palabra que maneja el ordenador, tanto en la CPU come en la memoria y en los buses de datos.</text:span></text:p>
        </text:list-item>
        <text:list-item>
          <text:p text:style-name="P4"><text:span text:style-name="T10">Ancho de banda</text:span><text:span text:style-name="T4">. Cantidad de información transferida en un segundo.</text:span></text:p>
        </text:list-item>
        <text:list-item>
          <text:p text:style-name="P4"><text:span text:style-name="T10">Frecuencia del reloj</text:span><text:span text:style-name="T4">. Velocidad a la que un ordenador realiza sus operaciones. Se mide en ciclos por segundo, hercios (Mhz, GHz)</text:span></text:p>
        </text:list-item>
      </text:list>
      <text:p text:style-name="P2"><text:span text:style-name="T1"/></text:p>
      <text:p text:style-name="P3"><text:span text:style-name="T4">El </text:span><text:span text:style-name="T10">benchmark</text:span><text:span text:style-name="T4"> o comparativa es una técnica utilizada para medir el rendimiento. Pueden hacerse benchmark de:</text:span></text:p>
      <text:list xml:id="list529819652" text:style-name="L2">
        <text:list-item>
          <text:p text:style-name="P5"><text:span text:style-name="T10">Componentes hardware</text:span><text:span text:style-name="T4"> (CPU, RAM, tarjeta gráfica, etc)</text:span></text:p>
        </text:list-item>
        <text:list-item>
          <text:p text:style-name="P5"><text:span text:style-name="T10">Función de un componente</text:span><text:span text:style-name="T4">, por ejemplo de la unidad que realiza operaciones matemáticas dentro del procesador. Para este caso en concreto se utilizan dos unidades de medida:</text:span></text:p>
        </text:list-item>
        <text:list-item>
          <text:p text:style-name="P6"><text:span text:style-name="T4">MIPS (millones de Instrucciones por segundo) velocidad en las operaciones con enteros</text:span></text:p>
        </text:list-item>
        <text:list-item>
          <text:p text:style-name="P6"><text:span text:style-name="T4">MFLOPS (millones de instrucciones en coma flotante por segundo). Medida utilizada cuando las operaciones son con números reales.</text:span></text:p>
        </text:list-item>
        <text:list-item>
          <text:p text:style-name="P5"><text:span text:style-name="T10">Software</text:span><text:span text:style-name="T4">. Se mide el rendimiento de un programa, normalmente por el tiempo que tarda en ejecutar una determinada acción. </text:span></text:p>
        </text:list-item>
      </text:list>
      <text:p text:style-name="P3"><text:span text:style-name="T4"/></text:p>
      <text:p text:style-name="P3"><text:span text:style-name="T4">El objetivo es evaluar el rendimiento concreto de un sistema o dar los resultados en comparación con otros.</text:span></text:p>
      <text:p text:style-name="P3"><text:span text:style-name="T4"/></text:p>
      <text:p text:style-name="P7"><text:span text:style-name="T9">Hardinfo es una utilidad que proporciona información sobre un determinado sistema operativo, así como del hardware que lo alberga. Además, es capaz de realizar distintos tipos de benchmarks sobre la propia CPU:</text:span></text:p>
      <text:list xml:id="list1219072193" text:style-name="L3">
        <text:list-item>
          <text:p text:style-name="P9">CPU Zlib: compresión de 64 MB de datos.</text:p>
        </text:list-item>
        <text:list-item>
          <text:p text:style-name="P9">CPU Fibonacci: cálculo del número 42 de Fibonacci.</text:p>
        </text:list-item>
        <text:list-item>
          <text:p text:style-name="P9">CPU MD5: obtener el MD5 de un fichero de 312 MB.</text:p>
        </text:list-item>
        <text:list-item>
          <text:p text:style-name="P9">CPU SHA1: obtener el SHA1 de un fichero de 312 MB.</text:p>
        </text:list-item>
        <text:list-item>
          <text:p text:style-name="P8">CPU Blowfish: cifrado de un fichero mediante el algoritmo Blowfish</text:p>
        </text:list-item>
      </text:list>
      <text:p text:style-name="P3"><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GPHLO+TimesNewRomanPS-ItalicMT" svg:font-family="AGPHLO+TimesNewRomanPS-ItalicMT" style:font-family-generic="roman"/>
    <style:font-face style:name="AGPHMK+TimesNewRomanPSMT" svg:font-family="AGPHMK+TimesNewRomanPSMT" style:font-family-generic="roman"/>
    <style:font-face style:name="AGPHOM+Georgia" svg:font-family="AGPHOM+Georgia" style:font-family-generic="roman"/>
    <style:font-face style:name="AGPHPI+Georgia-Bold" svg:font-family="AGPHPI+Georgia-Bold" style:font-family-generic="roman"/>
    <style:font-face style:name="AGPHPK+Georgia-Italic" svg:font-family="AGPHPK+Georgia-Italic" style:font-family-generic="roman"/>
    <style:font-face style:name="AGPKFJ+Georgia-BoldItalic" svg:font-family="AGPKFJ+Georgia-BoldItalic"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meta:initial-creator>
    <meta:creation-date>2011-09-29T21:08:49</meta:creation-date>
    <dc:date>2011-09-29T22:01:08</dc:date>
    <dc:creator>ivan </dc:creator>
    <meta:editing-duration>PT36M49S</meta:editing-duration>
    <meta:editing-cycles>2</meta:editing-cycles>
    <meta:generator>LibreOffice/3.3$Unix LibreOffice_project/330m19$Build-301</meta:generator>
    <meta:document-statistic meta:table-count="0" meta:image-count="0" meta:object-count="0" meta:page-count="1" meta:paragraph-count="20" meta:word-count="349" meta:character-count="2103"/>
  </office:meta>
</office:document-meta>
</file>